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 style:font-name-asian="Albany AMT1" style:font-name-complex="Albany AMT1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 style:font-name-asian="Albany AMT1" style:font-name-complex="Albany AMT1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ext-properties style:font-name="Courier New"/>
    </style:style>
    <style:style style:name="ce16" style:family="table-cell" style:parent-style-name="Default" style:data-style-name="N100">
      <style:table-cell-properties fo:background-color="#ffcc99"/>
      <style:text-properties style:use-window-font-color="true"/>
    </style:style>
    <style:style style:name="ce17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8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3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"PB1 (CLK)". That's useful for micro controller port label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useful for address ports, busses, ...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6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W65C51N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W65C51N6TPLG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LQFP32_7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Asynchronous Communications Interface Adapter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http://www.jameco.com/Jameco/Products/ProdDS/2184042.pdf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3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Scott Alfter &lt;<text:a xlink:href="mailto:scott@alfter.us" xlink:type="simple">scott@alfter.us</text:a>&gt;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5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3">
          <table:table-cell table:style-name="ce1" office:value-type="string" calcext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3">
          <table:table-cell table:style-name="ce1" office:value-type="string" calcext:value-type="string">
            <text:p># posit. can be (l,r,t,b) or empty for nets.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2"/>
          <table:table-cell table:number-columns-repeated="249"/>
        </table:table-row>
        <table:table-row table:style-name="ro4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7" office:value-type="string" calcext:value-type="string">
            <text:p>label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8" office:value-type="string" calcext:value-type="string">
            <text:p>RxC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8" office:value-type="string" calcext:value-type="string">
            <text:p>XTLI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8" office:value-type="string" calcext:value-type="string">
            <text:p>XTLO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8" office:value-type="string" calcext:value-type="string">
            <text:p>\_RTS\_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8" office:value-type="string" calcext:value-type="string">
            <text:p>\_CTS\_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8" office:value-type="string" calcext:value-type="string">
            <text:p>TxD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/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8" office:value-type="string" calcext:value-type="string">
            <text:p>\_DTR\_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table:number-columns-repeated="5"/>
          <table:table-cell table:style-name="ce18"/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8" office:value-type="string" calcext:value-type="string">
            <text:p>RxD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8" office:value-type="string" calcext:value-type="string">
            <text:p>RS0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10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8" office:value-type="string" calcext:value-type="string">
            <text:p>RS1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<text:s/>+5V</text:p>
          </table:table-cell>
          <table:table-cell table:style-name="ce18"/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<text:s/>+5V</text:p>
          </table:table-cell>
          <table:table-cell table:style-name="ce18"/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4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8" office:value-type="string" calcext:value-type="string">
            <text:p>\_DCD\_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5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dot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8" office:value-type="string" calcext:value-type="string">
            <text:p>\_DSR\_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8" office:value-type="string" calcext:value-type="string">
            <text:p>D0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7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8" office:value-type="string" calcext:value-type="string">
            <text:p>D1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8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8" office:value-type="string" calcext:value-type="string">
            <text:p>D2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19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8" office:value-type="string" calcext:value-type="string">
            <text:p>D3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20</text:p>
          </table:table-cell>
          <table:table-cell table:style-name="ce4"/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8" office:value-type="string" calcext:value-type="string">
            <text:p>D4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21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15" office:value-type="string" calcext:value-type="string">
            <text:p>D5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22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15" office:value-type="string" calcext:value-type="string">
            <text:p>D6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23</text:p>
          </table:table-cell>
          <table:table-cell table:style-name="ce7"/>
          <table:table-cell table:style-name="ce7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15" office:value-type="string" calcext:value-type="string">
            <text:p>D7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24</text:p>
          </table:table-cell>
          <table:table-cell table:style-name="ce7" table:number-columns-repeated="5"/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25</text:p>
          </table:table-cell>
          <table:table-cell table:style-name="ce7"/>
          <table:table-cell table:style-name="ce7" office:value-type="string" calcext:value-type="string">
            <text:p>out</text:p>
          </table:table-cell>
          <table:table-cell table:style-name="ce4" office:value-type="string" calcext:value-type="string">
            <text:p>dot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15" office:value-type="string" calcext:value-type="string">
            <text:p>\_IRQ\_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26</text:p>
          </table:table-cell>
          <table:table-cell table:style-name="ce7"/>
          <table:table-cell table:style-name="ce7" office:value-type="string" calcext:value-type="string">
            <text:p>clk</text:p>
          </table:table-cell>
          <table:table-cell table:style-name="ce4" office:value-type="string" calcext:value-type="string">
            <text:p>line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15" office:value-type="string" calcext:value-type="string">
            <text:p>PHI2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27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15" office:value-type="string" calcext:value-type="string">
            <text:p>R/\_W\_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28</text:p>
          </table:table-cell>
          <table:table-cell table:style-name="ce7"/>
          <table:table-cell table:style-name="ce7" office:value-type="string" calcext:value-type="string">
            <text:p>pwr</text:p>
          </table:table-cell>
          <table:table-cell table:style-name="ce4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GND</text:p>
          </table:table-cell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29</text:p>
          </table:table-cell>
          <table:table-cell table:style-name="ce7"/>
          <table:table-cell table:style-name="ce7" office:value-type="string" calcext:value-type="string">
            <text:p>pwr</text:p>
          </table:table-cell>
          <table:table-cell table:style-name="ce4" office:value-type="string" calcext:value-type="string">
            <text:p>none</text:p>
          </table:table-cell>
          <table:table-cell table:style-name="ce7"/>
          <table:table-cell table:style-name="ce7" office:value-type="string" calcext:value-type="string">
            <text:p>GND</text:p>
          </table:table-cell>
          <table:table-cell table:style-name="ce15" table:number-columns-repeated="250"/>
        </table:table-row>
        <table:table-row table:style-name="ro1">
          <table:table-cell table:style-name="ce4" office:value-type="string" calcext:value-type="string">
            <text:p>30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15" office:value-type="string" calcext:value-type="string">
            <text:p>CS0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31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4" office:value-type="string" calcext:value-type="string">
            <text:p>dot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15" office:value-type="string" calcext:value-type="string">
            <text:p>\_CS1\_</text:p>
          </table:table-cell>
          <table:table-cell table:style-name="ce15" table:number-columns-repeated="249"/>
        </table:table-row>
        <table:table-row table:style-name="ro1">
          <table:table-cell table:style-name="ce4" office:value-type="string" calcext:value-type="string">
            <text:p>32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11" office:value-type="string" calcext:value-type="string">
            <text:p>dot</text:p>
          </table:table-cell>
          <table:table-cell table:style-name="ce7" office:value-type="string" calcext:value-type="string">
            <text:p>l</text:p>
          </table:table-cell>
          <table:table-cell table:style-name="ce7"/>
          <table:table-cell table:style-name="ce15" office:value-type="string" calcext:value-type="string">
            <text:p>\_RES\_</text:p>
          </table:table-cell>
          <table:table-cell table:style-name="ce15" table:number-columns-repeated="249"/>
        </table:table-row>
        <table:table-row table:style-name="ro1" table:number-rows-repeated="59">
          <table:table-cell table:style-name="ce7" table:number-columns-repeated="6"/>
          <table:table-cell table:style-name="ce15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 style:data-style-name="N2" text:time-value="0000-00-00T00:00:01.6595699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06-04-10T19:33:07</meta:creation-date>
    <dc:date>2013-10-22T10:31:22.750274252</dc:date>
    <dc:language>de-DE</dc:language>
    <meta:editing-cycles>9</meta:editing-cycles>
    <meta:editing-duration>PT31M5S</meta:editing-duration>
    <meta:document-statistic meta:table-count="3" meta:cell-count="231" meta:object-count="0"/>
    <meta:user-defined meta:name="Info 1"/>
    <meta:user-defined meta:name="Info 2"/>
    <meta:user-defined meta:name="Info 3"/>
    <meta:user-defined meta:name="Info 4"/>
  </office:meta>
</office:document-meta>
</file>